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642in" svg:height="8.9622in" svg:x="6.9157in" svg:y="2.1854in">
            <draw:object draw:notify-on-update-of-ranges="Sheet1.A1:Sheet1.A1 Sheet1.B1:Sheet1.I1 Sheet1.A2:Sheet1.A2 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0" calcext:value-type="float">
            <text:p>50000000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236484" calcext:value-type="float">
            <text:p>0.236484</text:p>
          </table:table-cell>
          <table:table-cell office:value-type="float" office:value="0.308953" calcext:value-type="float">
            <text:p>0.308953</text:p>
          </table:table-cell>
          <table:table-cell office:value-type="float" office:value="0.587028" calcext:value-type="float">
            <text:p>0.58702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2.78493" calcext:value-type="float">
            <text:p>2.78493</text:p>
          </table:table-cell>
          <table:table-cell office:value-type="float" office:value="4.92471" calcext:value-type="float">
            <text:p>4.92471</text:p>
          </table:table-cell>
          <table:table-cell office:value-type="float" office:value="26.6519" calcext:value-type="float">
            <text:p>26.6519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float" office:value="0.0391752" calcext:value-type="float">
            <text:p>0.0391752</text:p>
          </table:table-cell>
          <table:table-cell office:value-type="float" office:value="0.164482" calcext:value-type="float">
            <text:p>0.164482</text:p>
          </table:table-cell>
          <table:table-cell office:value-type="float" office:value="0.328375" calcext:value-type="float">
            <text:p>0.328375</text:p>
          </table:table-cell>
          <table:table-cell office:value-type="float" office:value="1.38148" calcext:value-type="float">
            <text:p>1.38148</text:p>
          </table:table-cell>
          <table:table-cell office:value-type="float" office:value="2.69426" calcext:value-type="float">
            <text:p>2.69426</text:p>
          </table:table-cell>
          <table:table-cell office:value-type="float" office:value="13.3042" calcext:value-type="float">
            <text:p>13.3042</text:p>
          </table:table-cell>
          <table:table-cell office:value-type="float" office:value="26.7255" calcext:value-type="float">
            <text:p>26.7255</text:p>
          </table:table-cell>
          <table:table-cell office:value-type="float" office:value="137.217" calcext:value-type="float">
            <text:p>137.217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float" office:value="0.00287887" calcext:value-type="float">
            <text:p>0.00287887</text:p>
          </table:table-cell>
          <table:table-cell office:value-type="float" office:value="0.0099489" calcext:value-type="float">
            <text:p>0.0099489</text:p>
          </table:table-cell>
          <table:table-cell office:value-type="float" office:value="0.0207446" calcext:value-type="float">
            <text:p>0.0207446</text:p>
          </table:table-cell>
          <table:table-cell office:value-type="float" office:value="0.0670663" calcext:value-type="float">
            <text:p>0.0670663</text:p>
          </table:table-cell>
          <table:table-cell office:value-type="float" office:value="0.129691" calcext:value-type="float">
            <text:p>0.129691</text:p>
          </table:table-cell>
          <table:table-cell office:value-type="float" office:value="0.648016" calcext:value-type="float">
            <text:p>0.648016</text:p>
          </table:table-cell>
          <table:table-cell office:value-type="float" office:value="1.34742" calcext:value-type="float">
            <text:p>1.34742</text:p>
          </table:table-cell>
          <table:table-cell office:value-type="float" office:value="13.8923" calcext:value-type="float">
            <text:p>13.8923</text:p>
          </table:table-cell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float" office:value="0.0496025" calcext:value-type="float">
            <text:p>0.0496025</text:p>
          </table:table-cell>
          <table:table-cell office:value-type="float" office:value="0.0551842" calcext:value-type="float">
            <text:p>0.0551842</text:p>
          </table:table-cell>
          <table:table-cell office:value-type="float" office:value="0.0969841" calcext:value-type="float">
            <text:p>0.0969841</text:p>
          </table:table-cell>
          <table:table-cell office:value-type="float" office:value="0.400644" calcext:value-type="float">
            <text:p>0.400644</text:p>
          </table:table-cell>
          <table:table-cell office:value-type="float" office:value="0.786867" calcext:value-type="float">
            <text:p>0.786867</text:p>
          </table:table-cell>
          <table:table-cell office:value-type="float" office:value="4.04544" calcext:value-type="float">
            <text:p>4.04544</text:p>
          </table:table-cell>
          <table:table-cell office:value-type="float" office:value="8.10326" calcext:value-type="float">
            <text:p>8.10326</text:p>
          </table:table-cell>
          <table:table-cell office:value-type="float" office:value="44.8422" calcext:value-type="float">
            <text:p>44.842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664655" calcext:value-type="float">
            <text:p>0.664655</text:p>
          </table:table-cell>
          <table:table-cell office:value-type="float" office:value="0.466473" calcext:value-type="float">
            <text:p>0.466473</text:p>
          </table:table-cell>
          <table:table-cell office:value-type="float" office:value="0.755439" calcext:value-type="float">
            <text:p>0.755439</text:p>
          </table:table-cell>
          <table:table-cell office:value-type="float" office:value="2.43659" calcext:value-type="float">
            <text:p>2.43659</text:p>
          </table:table-cell>
          <table:table-cell office:value-type="float" office:value="4.50206" calcext:value-type="float">
            <text:p>4.50206</text:p>
          </table:table-cell>
          <table:table-cell office:value-type="float" office:value="20.7832" calcext:value-type="float">
            <text:p>20.7832</text:p>
          </table:table-cell>
          <table:table-cell office:value-type="float" office:value="41.1025" calcext:value-type="float">
            <text:p>41.1025</text:p>
          </table:table-cell>
          <table:table-cell office:value-type="float" office:value="222.607" calcext:value-type="float">
            <text:p>222.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6:12:33.478756639</meta:creation-date>
    <dc:date>2016-01-10T17:33:53.010506926</dc:date>
    <meta:editing-duration>PT1H3M9S</meta:editing-duration>
    <meta:editing-cycles>2</meta:editing-cycles>
    <meta:generator>LibreOffice/4.2.8.2$Linux_X86_64 LibreOffice_project/42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28cm" svg:height="22.765cm" xlink:href=".." xlink:type="simple" chart:class="chart:scatter" chart:style-name="ch1">
        <chart:title svg:x="8.711cm" svg:y="0.591cm" chart:style-name="ch2">
          <text:p>Evolution of the computation time in function of the input size</text:p>
        </chart:title>
        <chart:subtitle svg:x="12.019cm" svg:y="1.851cm" chart:style-name="ch3">
          <text:p>4 MPI nodes, 1 OpenMP thread</text:p>
        </chart:subtitle>
        <chart:legend chart:legend-position="end" svg:x="26.22cm" svg:y="10.087cm" style:legend-expansion="high" chart:style-name="ch4"/>
        <chart:plot-area chart:style-name="ch5" table:cell-range-address="Sheet1.A1:Sheet1.I6" chart:data-source-has-labels="both" svg:x="1.603cm" svg:y="3.015cm" svg:width="24.025cm" svg:height="18.314cm">
          <chartooo:coordinate-region svg:x="2.701cm" svg:y="3.214cm" svg:width="21.999cm" svg:height="17.468cm"/>
          <chart:axis chart:dimension="x" chart:name="primary-x" chart:style-name="ch6" chartooo:axis-type="auto">
            <chart:title svg:x="10.74cm" svg:y="21.784cm" chart:style-name="ch7">
              <text:p>number of series to compute - log scale</text:p>
            </chart:title>
            <chart:categories table:cell-range-address="Sheet1.B1:Sheet1.I1"/>
          </chart:axis>
          <chart:axis chart:dimension="y" chart:name="primary-y" chart:style-name="ch6">
            <chart:title svg:x="0.451cm" svg:y="13.539cm" chart:style-name="ch8">
              <text:p>time (s) - log scale</text:p>
            </chart:title>
            <chart:grid chart:style-name="ch9" chart:class="major"/>
          </chart:axis>
          <chart:series chart:style-name="ch10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series chart:style-name="ch11" chart:values-cell-range-address="Sheet1.B3:Sheet1.I3" chart:label-cell-address="Sheet1.A3:Sheet1.A3" chart:class="chart:scatter">
            <chart:data-point chart:repeated="8"/>
          </chart:series>
          <chart:series chart:style-name="ch12" chart:values-cell-range-address="Sheet1.B4:Sheet1.I4" chart:label-cell-address="Sheet1.A4:Sheet1.A4" chart:class="chart:scatter">
            <chart:data-point chart:repeated="8"/>
          </chart:series>
          <chart:series chart:style-name="ch13" chart:values-cell-range-address="Sheet1.B5:Sheet1.I5" chart:label-cell-address="Sheet1.A5:Sheet1.A5" chart:class="chart:scatter">
            <chart:data-point chart:repeated="8"/>
          </chart:series>
          <chart:series chart:style-name="ch14" chart:values-cell-range-address="Sheet1.B6:Sheet1.I6" chart:label-cell-address="Sheet1.A6:Sheet1.A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1:Sheet1.I1</svg:desc>
                </draw:g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000000">
                <text:p>500000000</text:p>
              </table:table-cell>
            </table:table-row>
          </table:table-header-rows>
          <table:table-rows>
            <table:table-row>
              <table:table-cell office:value-type="string">
                <text:p>init</text:p>
                <draw:g>
                  <svg:desc>Sheet1.A2:Sheet1.A2</svg:desc>
                </draw:g>
              </table:table-cell>
              <table:table-cell office:value-type="float" office:value="0.5726">
                <text:p>0.5726</text:p>
                <draw:g>
                  <svg:desc>Sheet1.B2:Sheet1.I2</svg:desc>
                </draw:g>
              </table:table-cell>
              <table:table-cell office:value-type="float" office:value="0.236484">
                <text:p>0.236484</text:p>
              </table:table-cell>
              <table:table-cell office:value-type="float" office:value="0.308953">
                <text:p>0.308953</text:p>
              </table:table-cell>
              <table:table-cell office:value-type="float" office:value="0.587028">
                <text:p>0.587028</text:p>
              </table:table-cell>
              <table:table-cell office:value-type="float" office:value="0.890833">
                <text:p>0.890833</text:p>
              </table:table-cell>
              <table:table-cell office:value-type="float" office:value="2.78493">
                <text:p>2.78493</text:p>
              </table:table-cell>
              <table:table-cell office:value-type="float" office:value="4.92471">
                <text:p>4.92471</text:p>
              </table:table-cell>
              <table:table-cell office:value-type="float" office:value="26.6519">
                <text:p>26.6519</text:p>
              </table:table-cell>
            </table:table-row>
            <table:table-row>
              <table:table-cell office:value-type="string">
                <text:p>compute</text:p>
                <draw:g>
                  <svg:desc>Sheet1.A3:Sheet1.A3</svg:desc>
                </draw:g>
              </table:table-cell>
              <table:table-cell office:value-type="float" office:value="0.0391752">
                <text:p>0.0391752</text:p>
                <draw:g>
                  <svg:desc>Sheet1.B3:Sheet1.I3</svg:desc>
                </draw:g>
              </table:table-cell>
              <table:table-cell office:value-type="float" office:value="0.164482">
                <text:p>0.164482</text:p>
              </table:table-cell>
              <table:table-cell office:value-type="float" office:value="0.328375">
                <text:p>0.328375</text:p>
              </table:table-cell>
              <table:table-cell office:value-type="float" office:value="1.38148">
                <text:p>1.38148</text:p>
              </table:table-cell>
              <table:table-cell office:value-type="float" office:value="2.69426">
                <text:p>2.69426</text:p>
              </table:table-cell>
              <table:table-cell office:value-type="float" office:value="13.3042">
                <text:p>13.3042</text:p>
              </table:table-cell>
              <table:table-cell office:value-type="float" office:value="26.7255">
                <text:p>26.7255</text:p>
              </table:table-cell>
              <table:table-cell office:value-type="float" office:value="137.217">
                <text:p>137.217</text:p>
              </table:table-cell>
            </table:table-row>
            <table:table-row>
              <table:table-cell office:value-type="string">
                <text:p>pack</text:p>
                <draw:g>
                  <svg:desc>Sheet1.A4:Sheet1.A4</svg:desc>
                </draw:g>
              </table:table-cell>
              <table:table-cell office:value-type="float" office:value="0.00287887">
                <text:p>0.00287887</text:p>
                <draw:g>
                  <svg:desc>Sheet1.B4:Sheet1.I4</svg:desc>
                </draw:g>
              </table:table-cell>
              <table:table-cell office:value-type="float" office:value="0.0099489">
                <text:p>0.0099489</text:p>
              </table:table-cell>
              <table:table-cell office:value-type="float" office:value="0.0207446">
                <text:p>0.0207446</text:p>
              </table:table-cell>
              <table:table-cell office:value-type="float" office:value="0.0670663">
                <text:p>0.0670663</text:p>
              </table:table-cell>
              <table:table-cell office:value-type="float" office:value="0.129691">
                <text:p>0.129691</text:p>
              </table:table-cell>
              <table:table-cell office:value-type="float" office:value="0.648016">
                <text:p>0.648016</text:p>
              </table:table-cell>
              <table:table-cell office:value-type="float" office:value="1.34742">
                <text:p>1.34742</text:p>
              </table:table-cell>
              <table:table-cell office:value-type="float" office:value="13.8923">
                <text:p>13.8923</text:p>
              </table:table-cell>
            </table:table-row>
            <table:table-row>
              <table:table-cell office:value-type="string">
                <text:p>communicate</text:p>
                <draw:g>
                  <svg:desc>Sheet1.A5:Sheet1.A5</svg:desc>
                </draw:g>
              </table:table-cell>
              <table:table-cell office:value-type="float" office:value="0.0496025">
                <text:p>0.0496025</text:p>
                <draw:g>
                  <svg:desc>Sheet1.B5:Sheet1.I5</svg:desc>
                </draw:g>
              </table:table-cell>
              <table:table-cell office:value-type="float" office:value="0.0551842">
                <text:p>0.0551842</text:p>
              </table:table-cell>
              <table:table-cell office:value-type="float" office:value="0.0969841">
                <text:p>0.0969841</text:p>
              </table:table-cell>
              <table:table-cell office:value-type="float" office:value="0.400644">
                <text:p>0.400644</text:p>
              </table:table-cell>
              <table:table-cell office:value-type="float" office:value="0.786867">
                <text:p>0.786867</text:p>
              </table:table-cell>
              <table:table-cell office:value-type="float" office:value="4.04544">
                <text:p>4.04544</text:p>
              </table:table-cell>
              <table:table-cell office:value-type="float" office:value="8.10326">
                <text:p>8.10326</text:p>
              </table:table-cell>
              <table:table-cell office:value-type="float" office:value="44.8422">
                <text:p>44.8422</text:p>
              </table:table-cell>
            </table:table-row>
            <table:table-row>
              <table:table-cell office:value-type="string">
                <text:p>total</text:p>
                <draw:g>
                  <svg:desc>Sheet1.A6:Sheet1.A6</svg:desc>
                </draw:g>
              </table:table-cell>
              <table:table-cell office:value-type="float" office:value="0.664655">
                <text:p>0.664655</text:p>
                <draw:g>
                  <svg:desc>Sheet1.B6:Sheet1.I6</svg:desc>
                </draw:g>
              </table:table-cell>
              <table:table-cell office:value-type="float" office:value="0.466473">
                <text:p>0.466473</text:p>
              </table:table-cell>
              <table:table-cell office:value-type="float" office:value="0.755439">
                <text:p>0.755439</text:p>
              </table:table-cell>
              <table:table-cell office:value-type="float" office:value="2.43659">
                <text:p>2.43659</text:p>
              </table:table-cell>
              <table:table-cell office:value-type="float" office:value="4.50206">
                <text:p>4.50206</text:p>
              </table:table-cell>
              <table:table-cell office:value-type="float" office:value="20.7832">
                <text:p>20.7832</text:p>
              </table:table-cell>
              <table:table-cell office:value-type="float" office:value="41.1025">
                <text:p>41.1025</text:p>
              </table:table-cell>
              <table:table-cell office:value-type="float" office:value="222.607">
                <text:p>222.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